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c5807" officeooo:paragraph-rsid="002c5807"/>
    </style:style>
    <style:style style:name="P2" style:family="paragraph" style:parent-style-name="Text_20_body">
      <style:text-properties officeooo:rsid="002c5807" officeooo:paragraph-rsid="002dcd15"/>
    </style:style>
    <style:style style:name="P3" style:family="paragraph" style:parent-style-name="Text_20_body">
      <style:text-properties officeooo:rsid="002dcd15" officeooo:paragraph-rsid="002dcd15"/>
    </style:style>
    <style:style style:name="P4" style:family="paragraph" style:parent-style-name="Text_20_body">
      <style:text-properties officeooo:rsid="003087de" officeooo:paragraph-rsid="003087de"/>
    </style:style>
    <style:style style:name="P5" style:family="paragraph" style:parent-style-name="Heading_20_1" style:master-page-name="Right_20_Page">
      <style:paragraph-properties style:page-number="auto"/>
      <style:text-properties officeooo:rsid="003087de" officeooo:paragraph-rsid="003087de"/>
    </style:style>
    <style:style style:name="P6" style:family="paragraph" style:parent-style-name="Heading_20_3">
      <style:paragraph-properties fo:margin-top="0.499cm" fo:margin-bottom="0.25cm" loext:contextual-spacing="false"/>
    </style:style>
    <style:style style:name="P7" style:family="paragraph" style:parent-style-name="Heading_20_3">
      <style:paragraph-properties fo:margin-top="5.001cm" fo:margin-bottom="0.25cm" loext:contextual-spacing="false"/>
    </style:style>
    <style:style style:name="T1" style:family="text">
      <style:text-properties officeooo:rsid="002c5807"/>
    </style:style>
    <style:style style:name="T2" style:family="text">
      <style:text-properties officeooo:rsid="003087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loop John B</text:h>
      <text:p text:style-name="Heading_20_2">(<text:span text:style-name="T2">The Beach Boys</text:span>)</text:p>
      <text:p text:style-name="P4">Capo 1</text:p>
      <text:p text:style-name="Heading_20_3">[VERSE 1]</text:p>
      <text:p text:style-name="Text_20_body"><text:s text:c="3"/>G</text:p>
      <text:p text:style-name="Text_20_body">We come on the sloop John B</text:p>
      <text:p text:style-name="Text_20_body"/>
      <text:p text:style-name="Text_20_body">My grandfather and me</text:p>
      <text:p text:style-name="Text_20_body"><text:s text:c="26"/>D</text:p>
      <text:p text:style-name="Text_20_body">Around Nassau town we did roam</text:p>
      <text:p text:style-name="Text_20_body"><text:s text:c="13"/>G <text:s text:c="4"/>G7</text:p>
      <text:p text:style-name="Text_20_body">Drinking all night</text:p>
      <text:p text:style-name="Text_20_body"><text:s text:c="11"/>C <text:s text:c="3"/>Am</text:p>
      <text:p text:style-name="Text_20_body">Got into a fight</text:p>
      <text:p text:style-name="Text_20_body"><text:s text:c="7"/>G</text:p>
      <text:p text:style-name="Text_20_body">Well I feel so broke up</text:p>
      <text:p text:style-name="Text_20_body">D <text:s text:c="11"/>G</text:p>
      <text:p text:style-name="Text_20_body">I want to go home</text:p>
      <text:p text:style-name="Heading_20_3">[CHORUS]</text:p>
      <text:p text:style-name="Text_20_body"><text:s text:c="3"/>G</text:p>
      <text:p text:style-name="Text_20_body">So hoist up the John B’s sail</text:p>
      <text:p text:style-name="Text_20_body"/>
      <text:p text:style-name="Text_20_body">See how the mainsail sets</text:p>
      <text:p text:style-name="Text_20_body"/>
      <text:p text:style-name="Text_20_body">Call for the captain ashore</text:p>
      <text:p text:style-name="Text_20_body"><text:s text:c="10"/>D <text:s text:c="14"/>G <text:s text:c="2"/>G7</text:p>
      <text:p text:style-name="Text_20_body">Let me go home, let me go home</text:p>
      <text:p text:style-name="Text_20_body"><text:s text:c="11"/>C <text:s text:c="9"/>Am</text:p>
      <text:p text:style-name="Text_20_body">I wanna go home, yeah yeah</text:p>
      <text:p text:style-name="Text_20_body"><text:s text:c="7"/>G</text:p>
      <text:p text:style-name="Text_20_body">Well I feel so broke up</text:p>
      <text:p text:style-name="Text_20_body">D <text:s text:c="9"/>G</text:p>
      <text:p text:style-name="Text_20_body">I wanna go home</text:p>
      <text:p text:style-name="P6"><text:soft-page-break/>[VERSE 2]</text:p>
      <text:p text:style-name="Text_20_body"><text:s text:c="4"/>G</text:p>
      <text:p text:style-name="Text_20_body">The first mate he got drunk</text:p>
      <text:p text:style-name="Text_20_body"/>
      <text:p text:style-name="Text_20_body">And broke in the capn’s trunk</text:p>
      <text:p text:style-name="Text_20_body"><text:s text:c="40"/>D</text:p>
      <text:p text:style-name="Text_20_body">The constable had to come and take him away</text:p>
      <text:p text:style-name="Text_20_body"><text:s text:c="13"/>G <text:s text:c="3"/>G7</text:p>
      <text:p text:style-name="Text_20_body">Sheriff John Stone</text:p>
      <text:p text:style-name="Text_20_body"><text:s text:c="24"/>C <text:s text:c="9"/>Am</text:p>
      <text:p text:style-name="Text_20_body">Why don’t you leave me alone, yeah yeah</text:p>
      <text:p text:style-name="Text_20_body"><text:s text:c="7"/>G <text:s text:c="17"/>D <text:s text:c="7"/>G</text:p>
      <text:p text:style-name="Text_20_body">Well I feel so broke up I wanna go home</text:p>
      <text:p text:style-name="Heading_20_3">[CHORUS]</text:p>
      <text:p text:style-name="Text_20_body"><text:s text:c="3"/>G</text:p>
      <text:p text:style-name="Text_20_body">So hoist up the John B’s sail</text:p>
      <text:p text:style-name="Text_20_body"/>
      <text:p text:style-name="Text_20_body">See how the mainsail sets</text:p>
      <text:p text:style-name="Text_20_body"/>
      <text:p text:style-name="Text_20_body">Call for the captain ashore</text:p>
      <text:p text:style-name="Text_20_body"><text:s text:c="10"/>D <text:s text:c="14"/>G <text:s text:c="2"/>G7</text:p>
      <text:p text:style-name="Text_20_body">Let me go home, let me go home</text:p>
      <text:p text:style-name="Text_20_body"><text:s text:c="11"/>C <text:s text:c="9"/>Am</text:p>
      <text:p text:style-name="Text_20_body">I wanna go home, yeah yeah</text:p>
      <text:p text:style-name="Text_20_body"><text:s text:c="7"/>G</text:p>
      <text:p text:style-name="Text_20_body">Well I feel so broke up</text:p>
      <text:p text:style-name="Text_20_body">D <text:s text:c="9"/>G</text:p>
      <text:p text:style-name="Text_20_body">I wanna go home</text:p>
      <text:p text:style-name="P7"><text:soft-page-break/>[VERSE 3]</text:p>
      <text:p text:style-name="Text_20_body"><text:s text:c="4"/>G</text:p>
      <text:p text:style-name="Text_20_body">The poor cook he caught the fits</text:p>
      <text:p text:style-name="Text_20_body"/>
      <text:p text:style-name="Text_20_body">And threw away all my grits</text:p>
      <text:p text:style-name="Text_20_body"><text:s text:c="41"/>D</text:p>
      <text:p text:style-name="Text_20_body">And then he took and he ate up all of my corn</text:p>
      <text:p text:style-name="Text_20_body"><text:s text:c="10"/>G <text:s text:c="2"/>G7</text:p>
      <text:p text:style-name="Text_20_body">Let me go home</text:p>
      <text:p text:style-name="Text_20_body"><text:s text:c="25"/>C <text:s text:c="3"/>Am</text:p>
      <text:p text:style-name="Text_20_body">Why don’t they let me go home</text:p>
      <text:p text:style-name="Text_20_body"><text:s text:c="5"/>G <text:s text:c="16"/>D <text:s text:c="13"/>G</text:p>
      <text:p text:style-name="Text_20_body">This is the worst trip I’ve ever been on</text:p>
      <text:p text:style-name="Heading_20_3">[CHORUS]</text:p>
      <text:p text:style-name="Text_20_body"><text:s text:c="3"/>G</text:p>
      <text:p text:style-name="Text_20_body">So hoist up the John B’s sail</text:p>
      <text:p text:style-name="Text_20_body"/>
      <text:p text:style-name="Text_20_body">See how the mainsail sets</text:p>
      <text:p text:style-name="Text_20_body"/>
      <text:p text:style-name="Text_20_body">Call for the captain ashore</text:p>
      <text:p text:style-name="Text_20_body"><text:s text:c="10"/>D <text:s text:c="14"/>G <text:s text:c="2"/>G7</text:p>
      <text:p text:style-name="Text_20_body">Let me go home, let me go home</text:p>
      <text:p text:style-name="Text_20_body"><text:s text:c="11"/>C <text:s text:c="9"/>Am</text:p>
      <text:p text:style-name="Text_20_body">I wanna go home, yeah yeah</text:p>
      <text:p text:style-name="Text_20_body"><text:s text:c="7"/>G</text:p>
      <text:p text:style-name="Text_20_body">Well I feel so broke up</text:p>
      <text:p text:style-name="Text_20_body">D <text:s text:c="9"/>G</text:p>
      <text:p text:style-name="Text_20_body">I wanna go h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58M5S</meta:editing-duration>
    <meta:editing-cycles>33</meta:editing-cycles>
    <meta:generator>LibreOffice/6.0.1.1$MacOSX_X86_64 LibreOffice_project/60bfb1526849283ce2491346ed2aa51c465abfe6</meta:generator>
    <dc:title>Lyrics + Chords</dc:title>
    <dc:date>2018-03-27T09:22:11.034081109</dc:date>
    <meta:print-date>2017-04-03T12:23:29.985893000</meta:print-date>
    <meta:document-statistic meta:table-count="0" meta:image-count="0" meta:object-count="0" meta:page-count="3" meta:paragraph-count="80" meta:word-count="316" meta:character-count="1749" meta:non-whitespace-character-count="99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